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-width="0.2cm" draw:fill="solid" draw:fill-color="#cfe7f5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05cm" draw:marker-start-width="0.35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cfe7f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7.377cm" svg:height="9.726cm" draw:transform="rotate (-1.7252579655964) translate (11.4087110726418cm 1.37504083904511cm)" svg:viewBox="0 0 7378 9727" draw:points="2056,9212 5183,9727 5872,7607 4556,5779 7378,4325 5775,527 3952,1822 2657,0 0,2438 1295,4263 615,6390">
          <text:p/>
        </draw:polygon>
        <draw:polygon draw:style-name="gr2" draw:text-style-name="P2" draw:layer="layout" svg:width="7.377cm" svg:height="9.726cm" draw:transform="rotate (-1.7252579655964) translate (11.4087110726418cm 1.37504083904511cm)" svg:viewBox="0 0 7378 9727" draw:points="2056,9212 5183,9727 5872,7607 4556,5779 7378,4325 5775,527 3952,1822 2657,0 0,2438 1295,4263 615,6390">
          <text:p/>
        </draw:polygon>
        <draw:custom-shape draw:style-name="gr3" draw:text-style-name="P3" draw:layer="layout" svg:width="0.2cm" svg:height="0.2cm" svg:x="1.904cm" svg:y="1.8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2.85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6.883cm" svg:y="1.8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0.9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4.9cm" svg:y="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4.9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5.9cm" svg:y="7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9.9cm" svg:y="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8.9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8.9cm" svg:y="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0.2cm" svg:x="10.9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962cm" svg:x="1.207cm" svg:y="1.093cm">
          <draw:text-box>
            <text:p>1</text:p>
          </draw:text-box>
        </draw:frame>
        <draw:frame draw:style-name="gr4" draw:text-style-name="P4" draw:layer="layout" svg:width="0.853cm" svg:height="0.962cm" svg:x="0.195cm" svg:y="4.02cm">
          <draw:text-box>
            <text:p>2</text:p>
          </draw:text-box>
        </draw:frame>
        <draw:frame draw:style-name="gr4" draw:text-style-name="P4" draw:layer="layout" svg:width="0.853cm" svg:height="0.962cm" svg:x="2.19cm" svg:y="5.975cm">
          <draw:text-box>
            <text:p>3</text:p>
          </draw:text-box>
        </draw:frame>
        <draw:frame draw:style-name="gr4" draw:text-style-name="P4" draw:layer="layout" svg:width="0.853cm" svg:height="0.962cm" svg:x="4.248cm" svg:y="5.194cm">
          <draw:text-box>
            <text:p>4</text:p>
          </draw:text-box>
        </draw:frame>
        <draw:frame draw:style-name="gr4" draw:text-style-name="P4" draw:layer="layout" svg:width="0.853cm" svg:height="0.962cm" svg:x="5.181cm" svg:y="7.857cm">
          <draw:text-box>
            <text:p>5</text:p>
          </draw:text-box>
        </draw:frame>
        <draw:frame draw:style-name="gr4" draw:text-style-name="P4" draw:layer="layout" svg:width="1.158cm" svg:height="0.962cm" svg:x="4.071cm" svg:y="0.079cm">
          <draw:text-box>
            <text:p>11</text:p>
          </draw:text-box>
        </draw:frame>
        <draw:frame draw:style-name="gr4" draw:text-style-name="P4" draw:layer="layout" svg:width="0.853cm" svg:height="0.962cm" svg:x="9.99cm" svg:y="7.004cm">
          <draw:text-box>
            <text:p>6</text:p>
          </draw:text-box>
        </draw:frame>
        <draw:frame draw:style-name="gr4" draw:text-style-name="P4" draw:layer="layout" svg:width="0.853cm" svg:height="0.962cm" svg:x="9.242cm" svg:y="4.825cm">
          <draw:text-box>
            <text:p>7</text:p>
          </draw:text-box>
        </draw:frame>
        <draw:frame draw:style-name="gr4" draw:text-style-name="P4" draw:layer="layout" svg:width="0.853cm" svg:height="0.962cm" svg:x="10.786cm" svg:y="2.991cm">
          <draw:text-box>
            <text:p>8</text:p>
          </draw:text-box>
        </draw:frame>
        <draw:frame draw:style-name="gr4" draw:text-style-name="P4" draw:layer="layout" svg:width="0.853cm" svg:height="0.962cm" svg:x="8.993cm" svg:y="0.297cm">
          <draw:text-box>
            <text:p>9</text:p>
          </draw:text-box>
        </draw:frame>
        <draw:frame draw:style-name="gr4" draw:text-style-name="P4" draw:layer="layout" svg:width="1.205cm" svg:height="0.962cm" svg:x="6.46cm" svg:y="0.884cm">
          <draw:text-box>
            <text:p>10</text:p>
          </draw:text-box>
        </draw:frame>
        <draw:line draw:style-name="gr5" draw:text-style-name="P2" draw:layer="layout" svg:x1="1.11cm" svg:y1="2.034cm" svg:x2="0.563cm" svg:y2="3.603cm">
          <text:p/>
        </draw:line>
        <draw:line draw:style-name="gr5" draw:text-style-name="P2" draw:layer="layout" svg:x1="7.238cm" svg:y1="8.331cm" svg:x2="9.382cm" svg:y2="7.756cm">
          <text:p/>
        </draw:line>
        <draw:line draw:style-name="gr5" draw:text-style-name="P2" draw:layer="layout" svg:x1="0.966cm" svg:y1="5.87cm" svg:x2="2.188cm" svg:y2="6.466cm">
          <text:p/>
        </draw:line>
        <draw:line draw:style-name="gr5" draw:text-style-name="P2" draw:layer="layout" svg:x1="10.914cm" svg:y1="2.879cm" svg:x2="9.989cm" svg:y2="1.383cm">
          <text:p/>
        </draw:line>
        <draw:line draw:style-name="gr5" draw:text-style-name="P2" draw:layer="layout" svg:x1="4.086cm" svg:y1="0.74cm" svg:x2="2.192cm" svg:y2="1.4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4T12:53:03.555000000</meta:creation-date>
    <meta:generator>LibreOffice/5.1.5.2$Windows_x86 LibreOffice_project/7a864d8825610a8c07cfc3bc01dd4fce6a9447e5</meta:generator>
    <dc:date>2022-02-14T13:37:42.056000000</dc:date>
    <meta:editing-duration>PT38M46S</meta:editing-duration>
    <meta:editing-cycles>9</meta:editing-cycles>
    <meta:document-statistic meta:object-count="29"/>
  </office:meta>
</office:document-meta>
</file>